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style:font-name="Liberation Sans" fo:font-weight="bold" officeooo:rsid="018e6f29" officeooo:paragraph-rsid="018e6f29" style:font-weight-asian="bold" style:font-weight-complex="bold"/>
    </style:style>
    <style:style style:name="P3" style:family="paragraph" style:parent-style-name="Text_20_body">
      <style:text-properties style:font-name="Liberation Sans" fo:font-style="italic" fo:font-weight="normal" officeooo:rsid="018e6f29" officeooo:paragraph-rsid="018e6f29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style:font-name="Liberation Sans" fo:font-style="italic" fo:font-weight="normal" officeooo:rsid="018e6f29" officeooo:paragraph-rsid="01904ae3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font-name="Liberation Sans" fo:font-style="italic" fo:font-weight="normal" officeooo:rsid="01930647" officeooo:paragraph-rsid="01930647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style:font-name="Liberation Sans" fo:font-style="italic" fo:font-weight="normal" officeooo:rsid="01930647" officeooo:paragraph-rsid="01962b4f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style:font-name="Liberation Sans" fo:font-style="italic" fo:font-weight="normal" officeooo:rsid="01930647" officeooo:paragraph-rsid="0197a72e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style:font-name="Liberation Sans" officeooo:rsid="01904ae3" officeooo:paragraph-rsid="01904ae3"/>
    </style:style>
    <style:style style:name="P9" style:family="paragraph" style:parent-style-name="Text_20_body">
      <style:text-properties style:font-name="Liberation Sans" officeooo:rsid="01904ae3" officeooo:paragraph-rsid="0191542a"/>
    </style:style>
    <style:style style:name="P10" style:family="paragraph" style:parent-style-name="Text_20_body">
      <style:text-properties style:font-name="Liberation Sans" officeooo:rsid="01904ae3" officeooo:paragraph-rsid="01962b4f"/>
    </style:style>
    <style:style style:name="P11" style:family="paragraph" style:parent-style-name="Text_20_body">
      <style:text-properties style:font-name="Liberation Sans" officeooo:rsid="01904ae3" officeooo:paragraph-rsid="0197a72e"/>
    </style:style>
    <style:style style:name="P12" style:family="paragraph" style:parent-style-name="Text_20_body">
      <style:text-properties style:font-name="Liberation Sans" fo:font-style="normal" fo:font-weight="normal" officeooo:rsid="0197a72e" officeooo:paragraph-rsid="0197a72e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tyle="normal" fo:font-weight="normal" officeooo:rsid="0197e5e8" officeooo:paragraph-rsid="0197e5e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Liberation Sans" fo:font-style="normal" fo:font-weight="normal" officeooo:rsid="0197e5e8" officeooo:paragraph-rsid="019a06c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Liberation Sans" fo:font-style="normal" fo:font-weight="normal" officeooo:rsid="0197e5e8" officeooo:paragraph-rsid="019dfb7d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Liberation Sans" fo:font-style="normal" fo:font-weight="normal" officeooo:rsid="0197e5e8" officeooo:paragraph-rsid="01a0c4fe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Liberation Sans" fo:font-style="normal" fo:font-weight="normal" officeooo:rsid="01984703" officeooo:paragraph-rsid="0198470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ans" fo:font-style="normal" fo:font-weight="normal" officeooo:rsid="01984703" officeooo:paragraph-rsid="019a06c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19a06c3" officeooo:paragraph-rsid="019a06c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19dfb7d" officeooo:paragraph-rsid="019dfb7d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19dfb7d" officeooo:paragraph-rsid="01a0c4f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19dfb7d" officeooo:paragraph-rsid="01a0ef97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19dfb7d" officeooo:paragraph-rsid="01a1057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1904ae3" officeooo:paragraph-rsid="0191542a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1904ae3" officeooo:paragraph-rsid="01962b4f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1904ae3" officeooo:paragraph-rsid="0197a72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1930647" officeooo:paragraph-rsid="0193064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rsid="01930647" officeooo:paragraph-rsid="01962b4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1930647" officeooo:paragraph-rsid="0197a72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bold" officeooo:rsid="0197e5e8" officeooo:paragraph-rsid="0197e5e8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style:font-name="Liberation Sans" fo:font-style="normal" fo:font-weight="bold" officeooo:rsid="0197e5e8" officeooo:paragraph-rsid="019dfb7d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paragraph-rsid="0191542a"/>
    </style:style>
    <style:style style:name="P33" style:family="paragraph" style:parent-style-name="Text_20_body">
      <style:text-properties fo:font-style="normal" fo:font-weight="bold" officeooo:paragraph-rsid="0191542a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officeooo:paragraph-rsid="01930647"/>
    </style:style>
    <style:style style:name="P35" style:family="paragraph" style:parent-style-name="Text_20_body">
      <style:text-properties officeooo:paragraph-rsid="01962b4f"/>
    </style:style>
    <style:style style:name="P36" style:family="paragraph" style:parent-style-name="Text_20_body">
      <style:text-properties officeooo:paragraph-rsid="0197a72e"/>
    </style:style>
    <style:style style:name="P37" style:family="paragraph" style:parent-style-name="Text_20_body">
      <style:text-properties officeooo:paragraph-rsid="019a06c3"/>
    </style:style>
    <style:style style:name="P38" style:family="paragraph" style:parent-style-name="Text_20_body">
      <style:text-properties officeooo:rsid="019dfb7d" officeooo:paragraph-rsid="01a10578"/>
    </style:style>
    <style:style style:name="P39" style:family="paragraph" style:parent-style-name="Text_20_body">
      <style:text-properties officeooo:paragraph-rsid="019dfb7d"/>
    </style:style>
    <style:style style:name="P40" style:family="paragraph" style:parent-style-name="Text_20_body">
      <style:text-properties officeooo:paragraph-rsid="01a0ef97"/>
    </style:style>
    <style:style style:name="P41" style:family="paragraph" style:parent-style-name="Text_20_body">
      <style:text-properties officeooo:paragraph-rsid="01a10578"/>
    </style:style>
    <style:style style:name="P42" style:family="paragraph" style:parent-style-name="Text_20_body">
      <style:text-properties officeooo:rsid="0141bdc4" officeooo:paragraph-rsid="015f76ae"/>
    </style:style>
    <style:style style:name="P43" style:family="paragraph" style:parent-style-name="Text_20_body">
      <style:text-properties officeooo:paragraph-rsid="01a9e2f0"/>
    </style:style>
    <style:style style:name="P44" style:family="paragraph" style:parent-style-name="Text_20_body">
      <style:text-properties officeooo:rsid="01adb801" officeooo:paragraph-rsid="01adb801"/>
    </style:style>
    <style:style style:name="P45" style:family="paragraph" style:parent-style-name="Text_20_body">
      <style:text-properties officeooo:paragraph-rsid="01adb801"/>
    </style:style>
    <style:style style:name="P46" style:family="paragraph" style:parent-style-name="Text_20_body">
      <style:text-properties officeooo:rsid="01b209b3" officeooo:paragraph-rsid="01b209b3"/>
    </style:style>
    <style:style style:name="P47" style:family="paragraph" style:parent-style-name="Text_20_body">
      <style:text-properties officeooo:rsid="01b209b3" officeooo:paragraph-rsid="01b3fe45"/>
    </style:style>
    <style:style style:name="P48" style:family="paragraph" style:parent-style-name="Text_20_body">
      <style:text-properties officeooo:rsid="01b378bc" officeooo:paragraph-rsid="01b378bc"/>
    </style:style>
    <style:style style:name="P49" style:family="paragraph" style:parent-style-name="Text_20_body">
      <style:text-properties fo:font-size="16pt" fo:font-weight="bold" officeooo:rsid="01b3fe45" officeooo:paragraph-rsid="01b3fe45" style:font-size-asian="16pt" style:font-weight-asian="bold" style:font-size-complex="16pt" style:font-weight-complex="bold"/>
    </style:style>
    <style:style style:name="P50" style:family="paragraph" style:parent-style-name="Text_20_body">
      <style:text-properties fo:font-size="12pt" fo:font-weight="normal" officeooo:rsid="01b3fe45" officeooo:paragraph-rsid="01b3fe45" style:font-size-asian="10.5pt" style:font-weight-asian="normal" style:font-size-complex="12pt" style:font-weight-complex="normal"/>
    </style:style>
    <style:style style:name="P51" style:family="paragraph" style:parent-style-name="Text_20_body">
      <style:text-properties fo:font-size="12pt" fo:font-weight="normal" officeooo:rsid="01b209b3" officeooo:paragraph-rsid="01b3fe45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officeooo:rsid="01b5a2ad" officeooo:paragraph-rsid="01b5a2ad"/>
    </style:style>
    <style:style style:name="P53" style:family="paragraph" style:parent-style-name="Text_20_body">
      <style:text-properties officeooo:rsid="01ae4ae6" officeooo:paragraph-rsid="01ae4ae6"/>
    </style:style>
    <style:style style:name="P54" style:family="paragraph" style:parent-style-name="Text_20_body">
      <style:text-properties officeooo:paragraph-rsid="00721d25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8" style:family="paragraph" style:parent-style-name="Standard">
      <style:text-properties officeooo:paragraph-rsid="003f068d"/>
    </style:style>
    <style:style style:name="P59" style:family="paragraph" style:parent-style-name="Standard">
      <style:text-properties officeooo:paragraph-rsid="01adb801"/>
    </style:style>
    <style:style style:name="P60" style:family="paragraph" style:parent-style-name="Standard">
      <style:text-properties style:font-name="Liberation Sans" fo:font-style="italic" fo:font-weight="normal" officeooo:rsid="018e6f29" officeooo:paragraph-rsid="0197a72e" style:font-style-asian="italic" style:font-weight-asian="normal" style:font-style-complex="italic" style:font-weight-complex="normal"/>
    </style:style>
    <style:style style:name="P61" style:family="paragraph" style:parent-style-name="Preformatted_20_Text">
      <style:text-properties fo:font-size="8pt" style:font-size-asian="8pt" style:font-size-complex="8pt"/>
    </style:style>
    <style:style style:name="P62" style:family="paragraph" style:parent-style-name="Preformatted_20_Text">
      <style:paragraph-properties fo:text-align="start" style:justify-single-word="false"/>
    </style:style>
    <style:style style:name="P63" style:family="paragraph" style:parent-style-name="Preformatted_20_Text">
      <style:text-properties fo:color="#ff860d"/>
    </style:style>
    <style:style style:name="P64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65" style:family="paragraph" style:parent-style-name="Preformatted_20_Text">
      <loext:graphic-properties draw:fill="none"/>
      <style:paragraph-properties fo:margin-top="0cm" fo:margin-bottom="0cm" loext:contextual-spacing="false" fo:background-color="transparent"/>
      <style:text-properties officeooo:paragraph-rsid="0189d468"/>
    </style:style>
    <style:style style:name="P6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paragraph-rsid="009eaf19" style:font-size-asian="12pt" style:font-size-complex="12pt"/>
    </style:style>
    <style:style style:name="P67" style:family="paragraph" style:parent-style-name="Heading_20_2">
      <style:text-properties officeooo:paragraph-rsid="01c46a5b"/>
    </style:style>
    <style:style style:name="P68" style:family="paragraph" style:parent-style-name="Heading_20_2">
      <style:text-properties officeooo:paragraph-rsid="01d010a4"/>
    </style:style>
    <style:style style:name="P69" style:family="paragraph" style:parent-style-name="Heading_20_2">
      <style:text-properties officeooo:paragraph-rsid="01e0e846"/>
    </style:style>
    <style:style style:name="P70" style:family="paragraph" style:parent-style-name="Heading_20_4">
      <style:text-properties officeooo:rsid="018dc0c7" officeooo:paragraph-rsid="018dc0c7"/>
    </style:style>
    <style:style style:name="P71" style:family="paragraph" style:parent-style-name="Heading_20_4">
      <style:text-properties officeooo:rsid="018dc0c7" officeooo:paragraph-rsid="0191542a"/>
    </style:style>
    <style:style style:name="P72" style:family="paragraph" style:parent-style-name="Heading_20_4">
      <style:text-properties officeooo:paragraph-rsid="013d394e"/>
    </style:style>
    <style:style style:name="P73" style:family="paragraph" style:parent-style-name="Heading_20_4">
      <style:text-properties officeooo:paragraph-rsid="01a9f973"/>
    </style:style>
    <style:style style:name="P74" style:family="paragraph" style:parent-style-name="Heading_20_4">
      <style:text-properties officeooo:paragraph-rsid="01aa435d"/>
    </style:style>
    <style:style style:name="P75" style:family="paragraph" style:parent-style-name="Heading_20_4">
      <style:text-properties officeooo:paragraph-rsid="01aa9b8a"/>
    </style:style>
    <style:style style:name="P76" style:family="paragraph" style:parent-style-name="Preformatted_20_Text" style:list-style-name="L5">
      <loext:graphic-properties draw:fill="none"/>
      <style:paragraph-properties fo:margin-top="0cm" fo:margin-bottom="0cm" loext:contextual-spacing="false" fo:background-color="transparent"/>
      <style:text-properties fo:font-size="12pt" officeooo:paragraph-rsid="009eaf19" style:font-size-asian="12pt" style:font-size-complex="12pt"/>
    </style:style>
    <style:style style:name="P77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fo:font-size="12pt" officeooo:rsid="0189cc3e" officeooo:paragraph-rsid="0189d468" style:font-size-asian="12pt" style:font-size-complex="12pt"/>
    </style:style>
    <style:style style:name="P78" style:family="paragraph" style:parent-style-name="Preformatted_20_Text" style:list-style-name="L6">
      <loext:graphic-properties draw:fill="none"/>
      <style:paragraph-properties fo:margin-top="0cm" fo:margin-bottom="0cm" loext:contextual-spacing="false" fo:background-color="transparent">
        <style:tab-stops>
          <style:tab-stop style:position="10.227cm"/>
        </style:tab-stops>
      </style:paragraph-properties>
      <style:text-properties fo:font-size="12pt" officeooo:rsid="0189cc3e" officeooo:paragraph-rsid="0189cc3e" style:font-size-asian="10.5pt" style:font-size-complex="12pt"/>
    </style:style>
    <style:style style:name="P79" style:family="paragraph" style:parent-style-name="Preformatted_20_Text" style:list-style-name="L8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189d468" style:font-size-asian="10.5pt" style:font-size-complex="12pt"/>
    </style:style>
    <style:style style:name="P80" style:family="paragraph" style:parent-style-name="Preformatted_20_Text">
      <loext:graphic-properties draw:fill="none"/>
      <style:paragraph-properties fo:margin-top="0cm" fo:margin-bottom="0cm" loext:contextual-spacing="false" fo:background-color="transparent"/>
      <style:text-properties style:font-name="Liberation Mono" fo:font-size="12pt" officeooo:rsid="0189cc3e" officeooo:paragraph-rsid="0189cc3e" style:font-name-asian="Noto Sans Mono CJK SC" style:font-size-asian="12pt" style:font-name-complex="Liberation Mono" style:font-size-complex="12pt"/>
    </style:style>
    <style:style style:name="P81" style:family="paragraph" style:parent-style-name="Text_20_body" style:list-style-name="L1">
      <style:text-properties officeooo:rsid="01c61e81" officeooo:paragraph-rsid="01c58580"/>
    </style:style>
    <style:style style:name="P82" style:family="paragraph" style:parent-style-name="Text_20_body" style:list-style-name="L2">
      <style:text-properties officeooo:rsid="006abcc8" officeooo:paragraph-rsid="006abcc8"/>
    </style:style>
    <style:style style:name="P83" style:family="paragraph" style:parent-style-name="Text_20_body" style:list-style-name="L2">
      <style:text-properties officeooo:rsid="01c79cdc" officeooo:paragraph-rsid="01c79cdc"/>
    </style:style>
    <style:style style:name="P84" style:family="paragraph" style:parent-style-name="Text_20_body" style:list-style-name="L2">
      <style:text-properties officeooo:rsid="01c82339" officeooo:paragraph-rsid="01c82339"/>
    </style:style>
    <style:style style:name="P85" style:family="paragraph" style:parent-style-name="Text_20_body" style:list-style-name="L2">
      <style:text-properties officeooo:rsid="01c91f1c" officeooo:paragraph-rsid="01c91f1c"/>
    </style:style>
    <style:style style:name="P86" style:family="paragraph" style:parent-style-name="Text_20_body" style:list-style-name="L3">
      <style:text-properties officeooo:paragraph-rsid="01858210"/>
    </style:style>
    <style:style style:name="P87" style:family="paragraph" style:parent-style-name="Text_20_body" style:list-style-name="L3">
      <style:text-properties officeooo:rsid="017f4bd2" officeooo:paragraph-rsid="017f4bd2"/>
    </style:style>
    <style:style style:name="P88" style:family="paragraph" style:parent-style-name="Text_20_body" style:list-style-name="L3">
      <style:text-properties officeooo:rsid="01811c1a" officeooo:paragraph-rsid="01811c1a"/>
    </style:style>
    <style:style style:name="P89" style:family="paragraph" style:parent-style-name="Text_20_body" style:list-style-name="L4">
      <style:text-properties officeooo:rsid="01d010a4" officeooo:paragraph-rsid="01d010a4"/>
    </style:style>
    <style:style style:name="P90" style:family="paragraph" style:parent-style-name="Text_20_body" style:list-style-name="L4">
      <style:text-properties officeooo:rsid="0184d70b" officeooo:paragraph-rsid="0184d70b"/>
    </style:style>
    <style:style style:name="P91" style:family="paragraph" style:parent-style-name="Text_20_body" style:list-style-name="L4">
      <style:text-properties officeooo:rsid="0184d70b" officeooo:paragraph-rsid="01d5348f"/>
    </style:style>
    <style:style style:name="P92" style:family="paragraph" style:parent-style-name="Text_20_body" style:list-style-name="L4">
      <style:text-properties officeooo:rsid="01d14ad3" officeooo:paragraph-rsid="01d14ad3"/>
    </style:style>
    <style:style style:name="P93" style:family="paragraph" style:parent-style-name="Text_20_body" style:list-style-name="L4">
      <style:text-properties officeooo:rsid="01d14ad3" officeooo:paragraph-rsid="01d5348f"/>
    </style:style>
    <style:style style:name="P94" style:family="paragraph" style:parent-style-name="Text_20_body" style:list-style-name="L4">
      <style:text-properties officeooo:rsid="01d30767" officeooo:paragraph-rsid="01d30767"/>
    </style:style>
    <style:style style:name="P95" style:family="paragraph" style:parent-style-name="Text_20_body" style:list-style-name="L4">
      <style:text-properties officeooo:rsid="01d30767" officeooo:paragraph-rsid="01d5348f"/>
    </style:style>
    <style:style style:name="P96" style:family="paragraph" style:parent-style-name="Text_20_body" style:list-style-name="L4">
      <style:text-properties officeooo:rsid="01d5a6ed" officeooo:paragraph-rsid="01d5a6ed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1bbb390" style:font-size-asian="18pt" style:font-size-complex="18pt"/>
    </style:style>
    <style:style style:name="T16" style:family="text">
      <style:text-properties fo:font-size="18pt" officeooo:rsid="01c0dbe4" style:font-size-asian="18pt" style:font-size-complex="18pt"/>
    </style:style>
    <style:style style:name="T17" style:family="text">
      <style:text-properties officeooo:rsid="01716cac"/>
    </style:style>
    <style:style style:name="T18" style:family="text">
      <style:text-properties officeooo:rsid="017e4ca0"/>
    </style:style>
    <style:style style:name="T19" style:family="text">
      <style:text-properties fo:color="#a1467e"/>
    </style:style>
    <style:style style:name="T20" style:family="text">
      <style:text-properties fo:color="#ff860d"/>
    </style:style>
    <style:style style:name="T21" style:family="text">
      <style:text-properties officeooo:rsid="01858210"/>
    </style:style>
    <style:style style:name="T22" style:family="text">
      <style:text-properties officeooo:rsid="0188ad69"/>
    </style:style>
    <style:style style:name="T23" style:family="text">
      <style:text-properties officeooo:rsid="018f825a"/>
    </style:style>
    <style:style style:name="T24" style:family="text">
      <style:text-properties style:font-name="Liberation Sans" fo:font-style="italic" fo:font-weight="normal" officeooo:rsid="018e6f29" style:font-style-asian="italic" style:font-weight-asian="normal" style:font-style-complex="italic" style:font-weight-complex="normal"/>
    </style:style>
    <style:style style:name="T25" style:family="text">
      <style:text-properties style:font-name="Liberation Sans" fo:font-style="italic" fo:font-weight="normal" officeooo:rsid="01907f4b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tyle="italic" fo:font-weight="normal" officeooo:rsid="0191542a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tyle="italic" fo:font-weight="normal" officeooo:rsid="01930647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weight="bold" officeooo:rsid="018dc0c7" style:font-weight-asian="bold" style:font-weight-complex="bold"/>
    </style:style>
    <style:style style:name="T29" style:family="text">
      <style:text-properties style:font-name="Liberation Sans" fo:font-weight="bold" officeooo:rsid="0191542a" style:font-weight-asian="bold" style:font-weight-complex="bold"/>
    </style:style>
    <style:style style:name="T30" style:family="text">
      <style:text-properties style:font-name="Liberation Sans" officeooo:rsid="01907f4b"/>
    </style:style>
    <style:style style:name="T31" style:family="text">
      <style:text-properties style:font-name="Liberation Sans" officeooo:rsid="0191542a"/>
    </style:style>
    <style:style style:name="T32" style:family="text">
      <style:text-properties style:font-name="Liberation Sans" fo:font-style="normal" fo:font-weight="bold" officeooo:rsid="01907f4b" style:font-style-asian="normal" style:font-weight-asian="bold" style:font-style-complex="normal" style:font-weight-complex="bold"/>
    </style:style>
    <style:style style:name="T33" style:family="text">
      <style:text-properties style:font-name="Liberation Sans" fo:font-style="normal" fo:font-weight="bold" officeooo:rsid="0191542a" style:font-style-asian="normal" style:font-weight-asian="bold" style:font-style-complex="normal" style:font-weight-complex="bold"/>
    </style:style>
    <style:style style:name="T34" style:family="text">
      <style:text-properties style:font-name="Liberation Sans" fo:font-style="normal" fo:font-weight="bold" officeooo:rsid="01962b4f" style:font-style-asian="normal" style:font-weight-asian="bold" style:font-style-complex="normal" style:font-weight-complex="bold"/>
    </style:style>
    <style:style style:name="T35" style:family="text">
      <style:text-properties style:font-name="Liberation Sans" fo:font-style="normal" fo:font-weight="bold" officeooo:rsid="0197e5e8" style:font-style-asian="normal" style:font-weight-asian="bold" style:font-style-complex="normal" style:font-weight-complex="bold"/>
    </style:style>
    <style:style style:name="T36" style:family="text">
      <style:text-properties style:font-name="Liberation Sans" fo:font-style="normal" fo:font-weight="bold" officeooo:rsid="019a06c3" style:font-style-asian="normal" style:font-weight-asian="bold" style:font-style-complex="normal" style:font-weight-complex="bold"/>
    </style:style>
    <style:style style:name="T37" style:family="text">
      <style:text-properties style:font-name="Liberation Sans" fo:font-style="normal" fo:font-weight="normal" officeooo:rsid="019cfbd6" style:font-style-asian="normal" style:font-weight-asian="normal" style:font-style-complex="normal" style:font-weight-complex="normal"/>
    </style:style>
    <style:style style:name="T38" style:family="text">
      <style:text-properties style:font-name="Liberation Sans" fo:font-style="normal" fo:font-weight="normal" officeooo:rsid="01984703" style:font-style-asian="normal" style:font-weight-asian="normal" style:font-style-complex="normal" style:font-weight-complex="normal"/>
    </style:style>
    <style:style style:name="T39" style:family="text">
      <style:text-properties style:font-name="Liberation Sans" fo:font-style="normal" fo:font-weight="normal" officeooo:rsid="01a0c4fe" style:font-style-asian="normal" style:font-weight-asian="normal" style:font-style-complex="normal" style:font-weight-complex="normal"/>
    </style:style>
    <style:style style:name="T40" style:family="text">
      <style:text-properties style:font-name="Liberation Sans" fo:font-style="normal" fo:font-weight="normal" officeooo:rsid="01a10578" style:font-style-asian="normal" style:font-weight-asian="normal" style:font-style-complex="normal" style:font-weight-complex="normal"/>
    </style:style>
    <style:style style:name="T41" style:family="text">
      <style:text-properties style:font-name="Liberation Sans" fo:font-style="normal" fo:font-weight="normal" officeooo:rsid="01a17ed8" style:font-style-asian="normal" style:font-weight-asian="normal" style:font-style-complex="normal" style:font-weight-complex="normal"/>
    </style:style>
    <style:style style:name="T42" style:family="text">
      <style:text-properties style:font-name="Liberation Sans" fo:font-style="normal" fo:font-weight="normal" officeooo:rsid="01a4ae44" style:font-style-asian="normal" style:font-weight-asian="normal" style:font-style-complex="normal" style:font-weight-complex="normal"/>
    </style:style>
    <style:style style:name="T43" style:family="text">
      <style:text-properties style:font-name="Liberation Sans" officeooo:rsid="019dfb7d"/>
    </style:style>
    <style:style style:name="T44" style:family="text">
      <style:text-properties style:font-name="Liberation Sans" officeooo:rsid="01a0c4fe"/>
    </style:style>
    <style:style style:name="T45" style:family="text">
      <style:text-properties style:font-name="Liberation Sans" officeooo:rsid="01a0ef97"/>
    </style:style>
    <style:style style:name="T46" style:family="text">
      <style:text-properties style:font-name="Liberation Sans" officeooo:rsid="01a4ae44"/>
    </style:style>
    <style:style style:name="T47" style:family="text">
      <style:text-properties style:font-name="Liberation Sans" fo:font-size="13.3000001907349pt" fo:font-style="italic" fo:font-weight="bold" officeooo:rsid="01c1dd6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48" style:family="text">
      <style:text-properties officeooo:rsid="01907f4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19cfbd6"/>
    </style:style>
    <style:style style:name="T51" style:family="text">
      <style:text-properties officeooo:rsid="019dfb7d"/>
    </style:style>
    <style:style style:name="T52" style:family="text">
      <style:text-properties officeooo:rsid="019f70a7"/>
    </style:style>
    <style:style style:name="T53" style:family="text">
      <style:text-properties officeooo:rsid="01a0c4fe"/>
    </style:style>
    <style:style style:name="T54" style:family="text">
      <style:text-properties officeooo:rsid="01a0ef97"/>
    </style:style>
    <style:style style:name="T55" style:family="text">
      <style:text-properties officeooo:rsid="01a96903"/>
    </style:style>
    <style:style style:name="T56" style:family="text">
      <style:text-properties officeooo:rsid="01a9e2f0"/>
    </style:style>
    <style:style style:name="T57" style:family="text">
      <style:text-properties officeooo:rsid="01480e2f"/>
    </style:style>
    <style:style style:name="T58" style:family="text">
      <style:text-properties officeooo:rsid="01adb801"/>
    </style:style>
    <style:style style:name="T59" style:family="text">
      <style:text-properties officeooo:rsid="01ae4ae6"/>
    </style:style>
    <style:style style:name="T60" style:family="text">
      <style:text-properties officeooo:rsid="01b07dad"/>
    </style:style>
    <style:style style:name="T61" style:family="text">
      <style:text-properties officeooo:rsid="01b5a66a"/>
    </style:style>
    <style:style style:name="T62" style:family="text">
      <style:text-properties officeooo:rsid="01c82339"/>
    </style:style>
    <style:style style:name="T63" style:family="text">
      <style:text-properties officeooo:rsid="01cb7cb4"/>
    </style:style>
    <style:style style:name="T64" style:family="text">
      <style:text-properties officeooo:rsid="006f18be"/>
    </style:style>
    <style:style style:name="T65" style:family="text">
      <style:text-properties officeooo:rsid="01ccb6d6"/>
    </style:style>
    <style:style style:name="T66" style:family="text">
      <style:text-properties officeooo:rsid="01cd99a6"/>
    </style:style>
    <style:style style:name="T67" style:family="text">
      <style:text-properties officeooo:rsid="01d3682c"/>
    </style:style>
    <style:style style:name="T68" style:family="text">
      <style:text-properties officeooo:rsid="009d2920"/>
    </style:style>
    <style:style style:name="T69" style:family="text">
      <style:text-properties style:font-name="Liberation Mono" fo:font-size="12pt" officeooo:rsid="01d971bf" style:font-name-asian="Noto Sans Mono CJK SC" style:font-size-asian="10.5pt" style:font-name-complex="Liberation Mono" style:font-size-complex="12pt"/>
    </style:style>
    <style:style style:name="T70" style:family="text">
      <style:text-properties style:font-name="Liberation Mono" fo:font-size="12pt" officeooo:rsid="01dd9cf0" style:font-name-asian="Noto Sans Mono CJK SC" style:font-size-asian="10.5pt" style:font-name-complex="Liberation Mono" style:font-size-complex="12pt"/>
    </style:style>
    <style:style style:name="T71" style:family="text">
      <style:text-properties fo:font-size="12pt" officeooo:rsid="0189d468" style:font-size-asian="10.5pt" style:font-size-complex="12pt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Standard"/>
      <text:p text:style-name="P55"><text:span text:style-name="T14">ОТЧЕТ ПО ЛАБОРАТОРНОЙ РАБОТЕ №</text:span><text:span text:style-name="T15">4</text:span><text:span text:style-name="T14"><text:line-break/></text:span><text:span text:style-name="T16">СТЕК</text:span></text:p>
      <text:p text:style-name="P57">ДИСЦИПЛИНА: ТИПЫ И СТРУКТУРЫ ДАННЫХ</text:p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55"><text:span text:style-name="T10">2020 г</text:span>.</text:p>
      <text:h text:style-name="Heading_20_2" text:outline-level="2"><text:soft-page-break/>Цель работы</text:h>
      <text:p text:style-name="Text_20_body"><text:span text:style-name="T17">Р</text:span>еализация алгоритмов обработки разреженных матриц, сравнение эффективности использования этих алгоритмов со стандартными алгоритмами обработки матрицпри различном размере матриц и степени их разреженности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</text:span><text:span text:style-name="Основной_20_шрифт_20_абзаца"><text:span text:style-name="T47">8</text:span></text:span></text:h>
      <text:p text:style-name="Text_20_body"><text:span text:style-name="Основной_20_шрифт_20_абзаца">Создать программу работы со стеком, выполняющую операции добавление, удаления элементов и вывод текущего состояния стека. Реализовать стек: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Text_20_body"><text:span text:style-name="Основной_20_шрифт_20_абзаца">Ввести целые числа в 2 стека. Используя третий стек отсортировать все введенные данные.</text:span></text:p>
      <text:h text:style-name="P67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732593186" text:style-name="L1">
        <text:list-item>
          <text:p text:style-name="P81">Стек 1</text:p>
        </text:list-item>
        <text:list-item>
          <text:p text:style-name="P81">Стек 2</text:p>
        </text:list-item>
      </text:list>
      <text:h text:style-name="Heading_20_5" text:outline-level="5">Реультаты:</text:h>
      <text:list xml:id="list1110082623" text:style-name="L2">
        <text:list-item>
          <text:p text:style-name="P82">В зависимости от выбора пользователя</text:p>
          <text:list>
            <text:list-item>
              <text:p text:style-name="P83">Сортировка стеков, хранящихся в <text:span text:style-name="T62">массиве</text:span></text:p>
            </text:list-item>
            <text:list-item>
              <text:p text:style-name="P84">Сортировка стеков, хранящихся в списке</text:p>
            </text:list-item>
            <text:list-item>
              <text:p text:style-name="P85">Вывод сохраненных адресов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54"><text:span text:style-name="T64">Вывод меню, для реализации выбора пользователя. </text:span><text:span text:style-name="T63">Ввод стека. Сортировка двух стеков с использованием третьего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18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1048440940" text:style-name="L3">
        <text:list-item>
          <text:p text:style-name="P87">Ввод буквы вместо пункта меню — (Расценивается как выход)</text:p>
        </text:list-item>
        <text:list-item>
          <text:p text:style-name="P87">Ввод буквы при вводе <text:span text:style-name="T65">стека</text:span> — (Расценивается как выход в главное меню)</text:p>
        </text:list-item>
        <text:list-item>
          <text:p text:style-name="P88"><text:soft-page-break/>Ввод цифры не из меню (тоже что и ввод <text:span text:style-name="T21">буквы</text:span>)</text:p>
        </text:list-item>
        <text:list-item>
          <text:p text:style-name="P86"><text:span text:style-name="T21">Ошибка при вводе </text:span><text:span text:style-name="T66">стека </text:span><text:span text:style-name="T21">(тоже что и ввод буквы)</text:span></text:p>
        </text:list-item>
      </text:list>
      <text:h text:style-name="Heading_20_2" text:outline-level="2">Описание внутренних структур данных</text:h>
      <text:p text:style-name="Preformatted_20_Text"/>
      <text:p text:style-name="Preformatted_20_Text"><text:span text:style-name="T19">typedef struct</text:span> array_stack_t <text:span text:style-name="T20">array_stack_t</text:span>;</text:p>
      <text:p text:style-name="Preformatted_20_Text"><text:span text:style-name="T19">typedef</text:span> <text:span text:style-name="T19">struct</text:span> adress_stack_node_t <text:span text:style-name="T20">adress_stack_node_t</text:span>;</text:p>
      <text:p text:style-name="P62"><text:span text:style-name="T19">typedef</text:span> <text:span text:style-name="T19">struct</text:span> list_stack_node_t <text:span text:style-name="T20">list_stack_node_t</text:span>;</text:p>
      <text:p text:style-name="P63"/>
      <text:p text:style-name="Preformatted_20_Text"><text:span text:style-name="T20">struct </text:span>array_stack_t</text:p>
      <text:p text:style-name="Preformatted_20_Text">{</text:p>
      <text:p text:style-name="Preformatted_20_Text"><text:tab/><text:span text:style-name="T19">int</text:span> *alb; //нижняя граница</text:p>
      <text:p text:style-name="Preformatted_20_Text"><text:tab/><text:span text:style-name="T19">int</text:span> *ps; <text:s/>//вершина стека</text:p>
      <text:p text:style-name="Preformatted_20_Text"><text:tab/><text:span text:style-name="T19">int</text:span> *aub; //верхняя граница</text:p>
      <text:p text:style-name="Preformatted_20_Text">};</text:p>
      <text:p text:style-name="Preformatted_20_Text"/>
      <text:p text:style-name="Preformatted_20_Text"><text:span text:style-name="T19">struct</text:span> <text:span text:style-name="T20">list_stack_node_t</text:span></text:p>
      <text:p text:style-name="Preformatted_20_Text">{</text:p>
      <text:p text:style-name="Preformatted_20_Text"><text:tab/><text:span text:style-name="T19">int</text:span> element;</text:p>
      <text:p text:style-name="Preformatted_20_Text"><text:tab/>list_stack_node_t *next;</text:p>
      <text:p text:style-name="Preformatted_20_Text">};</text:p>
      <text:p text:style-name="Preformatted_20_Text"/>
      <text:p text:style-name="Preformatted_20_Text"><text:span text:style-name="T19">struct</text:span><text:span text:style-name="T20"> adress_stack_node_t</text:span></text:p>
      <text:p text:style-name="Preformatted_20_Text">{</text:p>
      <text:p text:style-name="Preformatted_20_Text"><text:tab/><text:span text:style-name="T19">long int</text:span> element;</text:p>
      <text:p text:style-name="Preformatted_20_Text"><text:tab/>adress_stack_node_t *next;</text:p>
      <text:p text:style-name="Preformatted_20_Text">};</text:p>
      <text:h text:style-name="P68" text:outline-level="2">Оп<text:span text:style-name="T3">и</text:span>сание алгоритма</text:h>
      <text:list xml:id="list636487348" text:style-name="L4">
        <text:list-item>
          <text:p text:style-name="P89">Вывести меню</text:p>
        </text:list-item>
        <text:list-item>
          <text:p text:style-name="P90">Получить введенное число</text:p>
        </text:list-item>
        <text:list-item>
          <text:p text:style-name="P90">Если это 1</text:p>
          <text:list>
            <text:list-item>
              <text:p text:style-name="P92">Ввести стек 1</text:p>
            </text:list-item>
            <text:list-item>
              <text:p text:style-name="P92">Ввести стек 2</text:p>
            </text:list-item>
            <text:list-item>
              <text:p text:style-name="P92">Вывести стек 1</text:p>
            </text:list-item>
            <text:list-item>
              <text:p text:style-name="P94">Вывести стек 2</text:p>
            </text:list-item>
            <text:list-item>
              <text:p text:style-name="P92">Создать стек 3 </text:p>
            </text:list-item>
            <text:list-item>
              <text:p text:style-name="P92">Сортировать стеки — <text:span text:style-name="T67">результат в стеке 3 </text:span></text:p>
            </text:list-item>
            <text:list-item>
              <text:p text:style-name="P92">Вывести стек 3</text:p>
            </text:list-item>
          </text:list>
        </text:list-item>
        <text:list-item>
          <text:p text:style-name="P91">Если это 2</text:p>
          <text:list>
            <text:list-item>
              <text:p text:style-name="P93">Ввести стек 1</text:p>
            </text:list-item>
            <text:list-item>
              <text:p text:style-name="P93">Ввести стек 2</text:p>
            </text:list-item>
            <text:list-item>
              <text:p text:style-name="P93">Вывести стек 1</text:p>
            </text:list-item>
            <text:list-item>
              <text:p text:style-name="P95">Вывести стек 2</text:p>
            </text:list-item>
            <text:list-item>
              <text:p text:style-name="P93"><text:soft-page-break/>Создать стек 3 </text:p>
            </text:list-item>
            <text:list-item>
              <text:p text:style-name="P93">Сортировать стеки — <text:span text:style-name="T67">результат в стеке 3</text:span></text:p>
            </text:list-item>
            <text:list-item>
              <text:p text:style-name="P93">Вывести стек 3</text:p>
            </text:list-item>
          </text:list>
        </text:list-item>
        <text:list-item>
          <text:p text:style-name="P90">Если это 3</text:p>
          <text:list>
            <text:list-item>
              <text:p text:style-name="P96">Вывести адреса</text:p>
            </text:list-item>
          </text:list>
        </text:list-item>
        <text:list-item>
          <text:p text:style-name="P90">Иначе </text:p>
          <text:list>
            <text:list-item>
              <text:p text:style-name="P90">Закончить работу<text:tab/></text:p>
            </text:list-item>
          </text:list>
        </text:list-item>
      </text:list>
      <text:h text:style-name="Heading_20_2" text:outline-level="2"><text:span text:style-name="T13">Основные ф</text:span>ункции</text:h>
      <text:p text:style-name="P66"><text:span text:style-name="T68">choi</text:span><text:span text:style-name="T22">se</text:span><text:span text:style-name="T68">.h</text:span></text:p>
      <text:list xml:id="list4245832197" text:style-name="L5">
        <text:list-item>
          <text:p text:style-name="P76">void choise_list_stacks_sort(adress_stack_node_t **h);</text:p>
        </text:list-item>
        <text:list-item>
          <text:p text:style-name="P76">void choise_array_stacks_sort(adress_stack_node_t **h);</text:p>
        </text:list-item>
        <text:list-item>
          <text:p text:style-name="P76">void choise_output_adress_stack(adress_stack_node_t **h);</text:p>
        </text:list-item>
      </text:list>
      <text:p text:style-name="P80">input.h</text:p>
      <text:list xml:id="list3892664046" text:style-name="L6">
        <text:list-item>
          <text:p text:style-name="P78">int input_array_stack(array_stack_t *stack);</text:p>
        </text:list-item>
        <text:list-item>
          <text:p text:style-name="P78">int input_list_stack(list_stack_node_t **head);</text:p>
        </text:list-item>
        <text:list-item>
          <text:p text:style-name="P78">void clearInputBuf(void);</text:p>
        </text:list-item>
      </text:list>
      <text:p text:style-name="P65"><text:span text:style-name="T69">sort</text:span><text:span text:style-name="T71">.h</text:span></text:p>
      <text:list xml:id="list2799131461" text:style-name="L7">
        <text:list-item>
          <text:p text:style-name="P77">int array_sort(array_stack_t *stack1, array_stack_t *stack2, array_stack_t *stack3, adress_stack_node_t **h);</text:p>
        </text:list-item>
        <text:list-item>
          <text:p text:style-name="P77">int list_sort(list_stack_node_t **stack1, list_stack_node_t **stack2, list_stack_node_t **stack3, adress_stack_node_t **h);</text:p>
        </text:list-item>
      </text:list>
      <text:p text:style-name="P65"><text:span text:style-name="T70">stack</text:span><text:span text:style-name="T71">_work.h</text:span></text:p>
      <text:list xml:id="list3648951640" text:style-name="L8">
        <text:list-header>
          <text:p text:style-name="P79"/>
        </text:list-header>
        <text:list-item>
          <text:p text:style-name="P79">int add_free_adress(adress_stack_node_t **head, long int adress);</text:p>
        </text:list-item>
        <text:list-item>
          <text:p text:style-name="P79">void output_free_adresses(adress_stack_node_t *head);</text:p>
        </text:list-item>
        <text:list-item>
          <text:p text:style-name="P79">void free_free_adresses(adress_stack_node_t **head);</text:p>
          <text:p text:style-name="P79"/>
        </text:list-item>
        <text:list-item>
          <text:p text:style-name="P79">int list_push(list_stack_node_t **head, int new_el);</text:p>
        </text:list-item>
        <text:list-item>
          <text:p text:style-name="P79">void list_pop(list_stack_node_t **head, adress_stack_node_t **h);</text:p>
        </text:list-item>
        <text:list-item>
          <text:p text:style-name="P79">void list_free(list_stack_node_t **head);</text:p>
        </text:list-item>
        <text:list-item>
          <text:p text:style-name="P79">void list_output_stack(list_stack_node_t *stack);</text:p>
          <text:p text:style-name="P79"/>
        </text:list-item>
        <text:list-item>
          <text:p text:style-name="P79">int array_create_stack(array_stack_t *stack, int len);</text:p>
        </text:list-item>
        <text:list-item>
          <text:p text:style-name="P79">int array_push(array_stack_t *stack, int element);</text:p>
        </text:list-item>
        <text:list-item>
          <text:p text:style-name="P79">int array_pop(array_stack_t *stack, adress_stack_node_t **h);</text:p>
        </text:list-item>
        <text:list-item>
          <text:p text:style-name="P79">void array_stack_free(array_stack_t *stack);</text:p>
        </text:list-item>
        <text:list-item>
          <text:p text:style-name="P79">void array_output_stack(array_stack_t stack);</text:p>
        </text:list-item>
      </text:list>
      <text:h text:style-name="P69" text:outline-level="2">Набор тестов</text:h>
      <text:h text:style-name="P70" text:outline-level="4">Меню</text:h>
      <text:p text:style-name="P2">Тест 1</text:p>
      <text:p text:style-name="P3">Ввод: ф</text:p>
      <text:p text:style-name="P3"><text:soft-page-break/>Действие: Выход</text:p>
      <text:p text:style-name="P2">Тест 2</text:p>
      <text:p text:style-name="P3">Ввод: 1</text:p>
      <text:p text:style-name="P3">Действие: Ввод и перемножение обычных матриц</text:p>
      <text:p text:style-name="P2">Тест 3</text:p>
      <text:p text:style-name="P3">Ввод: 2</text:p>
      <text:p text:style-name="P3">Действие: Ввод и перемножение разреженных матриц</text:p>
      <text:p text:style-name="P2">Тест <text:span text:style-name="T23">4</text:span></text:p>
      <text:p text:style-name="P3">Ввод: 3</text:p>
      <text:p text:style-name="P3">Действие: Многократное перемножение матриц различной заполненности и различных рамеров и вывод таблицы с результатами.</text:p>
      <text:h text:style-name="P71" text:outline-level="4">Ввод матрицы </text:h>
      <text:p text:style-name="P32"><text:span text:style-name="T28">Тест </text:span><text:span text:style-name="T29">1</text:span></text:p>
      <text:p text:style-name="P8">Выберете способ ввода</text:p>
      <text:p text:style-name="P8"><text:tab/>1. Автоматический</text:p>
      <text:p text:style-name="P8"><text:tab/>2. Вручную</text:p>
      <text:p text:style-name="P8">Введите цифру выбранного варианта. Некорректный ввод - выход в главное меню</text:p>
      <text:p text:style-name="P4">Ввод: <text:span text:style-name="T48">d</text:span></text:p>
      <text:p text:style-name="P32"><text:span text:style-name="T24">Действие: </text:span><text:span text:style-name="T25">Выход в главное меню</text:span></text:p>
      <text:p text:style-name="P33"><text:span text:style-name="T30">Тест </text:span><text:span text:style-name="T31">2</text:span></text:p>
      <text:p text:style-name="P24">Выберете способ ввода</text:p>
      <text:p text:style-name="P9"><text:tab/>1. Автоматический</text:p>
      <text:p text:style-name="P9"><text:tab/>2. Вручную</text:p>
      <text:p text:style-name="P9">Введите цифру выбранного варианта. Некорректный ввод - выход в главное меню</text:p>
      <text:p text:style-name="P32"><text:span text:style-name="T24">Ввод: </text:span><text:span text:style-name="T26">4</text:span></text:p>
      <text:p text:style-name="P32"><text:span text:style-name="T24">Действие: </text:span><text:span text:style-name="T25">Выход в главное меню</text:span></text:p>
      <text:p text:style-name="P32"><text:span text:style-name="T32">Тест </text:span><text:span text:style-name="T33">3</text:span></text:p>
      <text:p text:style-name="P24">Выберете способ ввода</text:p>
      <text:p text:style-name="P9"><text:tab/>1. Автоматический</text:p>
      <text:p text:style-name="P9"><text:tab/>2. Вручную</text:p>
      <text:p text:style-name="P9">Введите цифру выбранного варианта. Некорректный ввод - выход в главное меню</text:p>
      <text:p text:style-name="P34"><text:span text:style-name="T24">Ввод: </text:span><text:span text:style-name="T27">1</text:span></text:p>
      <text:p text:style-name="P27"><text:soft-page-break/>Введите размер вектора:</text:p>
      <text:p text:style-name="P5">Ввод: - 1</text:p>
      <text:p text:style-name="P28">Размер должен быть натуральным числом</text:p>
      <text:p text:style-name="P35"><text:span text:style-name="T32">Тест </text:span><text:span text:style-name="T34">4</text:span></text:p>
      <text:p text:style-name="P25">Выберете способ ввода</text:p>
      <text:p text:style-name="P10"><text:tab/>1. Автоматический</text:p>
      <text:p text:style-name="P10"><text:tab/>2. Вручную</text:p>
      <text:p text:style-name="P10">Введите цифру выбранного варианта. Некорректный ввод - выход в главное меню</text:p>
      <text:p text:style-name="P35"><text:span text:style-name="T24">Ввод: </text:span><text:span text:style-name="T27">1</text:span></text:p>
      <text:p text:style-name="P28">Введите размер вектора:</text:p>
      <text:p text:style-name="P6">Ввод: 1</text:p>
      <text:p text:style-name="P28">Введите процент заполнения вектора:</text:p>
      <text:p text:style-name="P6">Ввод: -1</text:p>
      <text:p text:style-name="P27">Процент не может быть больше 100 и меньше 0</text:p>
      <text:p text:style-name="P60"/>
      <text:p text:style-name="P36"><text:span text:style-name="T32">Тест </text:span><text:span text:style-name="T34">4</text:span></text:p>
      <text:p text:style-name="P26">Выберете способ ввода</text:p>
      <text:p text:style-name="P11"><text:tab/>1. Автоматический</text:p>
      <text:p text:style-name="P11"><text:tab/>2. Вручную</text:p>
      <text:p text:style-name="P11">Введите цифру выбранного варианта. Некорректный ввод - выход в главное меню</text:p>
      <text:p text:style-name="P36"><text:span text:style-name="T24">Ввод: </text:span><text:span text:style-name="T27">1</text:span></text:p>
      <text:p text:style-name="P29">Введите размер вектора:</text:p>
      <text:p text:style-name="P7">Ввод: 1</text:p>
      <text:p text:style-name="P29">Введите процент заполнения вектора:</text:p>
      <text:p text:style-name="P7">Ввод: 1</text:p>
      <text:p text:style-name="P12">1</text:p>
      <text:p text:style-name="P12">Введите процент заполнения вектора:</text:p>
      <text:p text:style-name="P12">1</text:p>
      <text:p text:style-name="P12">Введите кол-во столбцов матрицы: <text:s text:c="23"/>//аналогично вводу размера вектора</text:p>
      <text:p text:style-name="P12">1</text:p>
      <text:p text:style-name="P12">Введите процент заполнения матрицы: <text:s text:c="8"/>//аналогично вводу процента для вектора</text:p>
      <text:p text:style-name="P12">1</text:p>
      <text:h text:style-name="P70" text:outline-level="4"><text:soft-page-break/>Перемножение обычных матриц </text:h>
      <text:p text:style-name="P30">Тест 1</text:p>
      <text:p text:style-name="P13">Матрица:</text:p>
      <text:p text:style-name="P13">1</text:p>
      <text:p text:style-name="P13">Матрица:</text:p>
      <text:p text:style-name="P13">1</text:p>
      <text:p text:style-name="P13">Результат:</text:p>
      <text:p text:style-name="P13">1</text:p>
      <text:p text:style-name="P30">Тест 2</text:p>
      <text:p text:style-name="P13">Матрица:</text:p>
      <text:p text:style-name="P17">1 0</text:p>
      <text:p text:style-name="P13">Матрица:</text:p>
      <text:p text:style-name="P17">2 2</text:p>
      <text:p text:style-name="P17">2 2</text:p>
      <text:p text:style-name="P13">Результат:</text:p>
      <text:p text:style-name="P17">2 2</text:p>
      <text:p text:style-name="P37"><text:span text:style-name="T35">Тест </text:span><text:span text:style-name="T36">3</text:span></text:p>
      <text:p text:style-name="P14">Матрица:</text:p>
      <text:p text:style-name="P19">1 2</text:p>
      <text:p text:style-name="P14">Матрица:</text:p>
      <text:p text:style-name="P18">2 <text:span text:style-name="T50">1</text:span></text:p>
      <text:p text:style-name="P18">2 <text:span text:style-name="T50">1</text:span></text:p>
      <text:p text:style-name="P14">Результат:</text:p>
      <text:p text:style-name="P37"><text:span text:style-name="T37">6</text:span><text:span text:style-name="T38"> </text:span><text:span text:style-name="T37">3</text:span></text:p>
      <text:h text:style-name="P70" text:outline-level="4">Перемножение разреженных матриц </text:h>
      <text:p text:style-name="P31">Тест 1</text:p>
      <text:p text:style-name="P15">Матрица:</text:p>
      <text:p text:style-name="P15"><text:span text:style-name="T51">A: <text:s text:c="2"/></text:span>1</text:p>
      <text:p text:style-name="P20">IA: <text:s/>1</text:p>
      <text:p text:style-name="P20">JA: 1 2</text:p>
      <text:p text:style-name="P15">Матрица:</text:p>
      <text:p text:style-name="P15"><text:span text:style-name="T51">A: <text:s text:c="2"/></text:span>1</text:p>
      <text:p text:style-name="P20"><text:soft-page-break/>IA: <text:s/>1</text:p>
      <text:p text:style-name="P20">JA: 1 2</text:p>
      <text:p text:style-name="P15">Результат:</text:p>
      <text:p text:style-name="P15"><text:span text:style-name="T51">A: <text:s text:c="2"/></text:span>1</text:p>
      <text:p text:style-name="P20">IA: <text:s/>1</text:p>
      <text:p text:style-name="P20">JA: 1 2</text:p>
      <text:p text:style-name="P31">Тест 2</text:p>
      <text:p text:style-name="P15">Матрица:</text:p>
      <text:p text:style-name="P15"><text:span text:style-name="T51">A: <text:s text:c="2"/></text:span>1</text:p>
      <text:p text:style-name="P20">IA: <text:s/>1</text:p>
      <text:p text:style-name="P20">JA: 1 2</text:p>
      <text:p text:style-name="P15">Матрица:</text:p>
      <text:p text:style-name="P20">A: <text:s text:c="2"/>2 2 2 2</text:p>
      <text:p text:style-name="P20">IA: <text:s/>1 2 1 2</text:p>
      <text:p text:style-name="P20">JA: 1 2 3 4 <text:span text:style-name="T52">5</text:span></text:p>
      <text:p text:style-name="P15">Результат:</text:p>
      <text:p text:style-name="P16"><text:span text:style-name="T51">A: <text:s text:c="2"/></text:span><text:span text:style-name="T53">2 2</text:span></text:p>
      <text:p text:style-name="P21">IA: <text:s/>1 <text:span text:style-name="T53">1</text:span></text:p>
      <text:p text:style-name="P21">JA: 1 2 <text:span text:style-name="T53">3</text:span></text:p>
      <text:p text:style-name="P39"><text:span text:style-name="T35">Тест </text:span><text:span text:style-name="T36">3</text:span></text:p>
      <text:p text:style-name="P15">Матрица:</text:p>
      <text:p text:style-name="P40"><text:span text:style-name="T43">A: <text:s text:c="2"/></text:span><text:span text:style-name="T41">2 </text:span><text:span text:style-name="T42">1</text:span></text:p>
      <text:p text:style-name="P22">IA: <text:s/>1 <text:span text:style-name="T53">1</text:span></text:p>
      <text:p text:style-name="P20">JA: 1 2 <text:span text:style-name="T53">3</text:span></text:p>
      <text:p text:style-name="P15">Матрица:</text:p>
      <text:p text:style-name="P40"><text:span text:style-name="T43">A: <text:s text:c="2"/></text:span><text:span text:style-name="T44">2 </text:span><text:span text:style-name="T46">2</text:span><text:span text:style-name="T44"> </text:span><text:span text:style-name="T46">1</text:span><text:span text:style-name="T44"> </text:span><text:span text:style-name="T45">1</text:span></text:p>
      <text:p text:style-name="P22">IA: <text:s/>1 <text:span text:style-name="T54">2 1 2</text:span></text:p>
      <text:p text:style-name="P20">JA: 1 <text:span text:style-name="T53">3 </text:span><text:span text:style-name="T54">5</text:span></text:p>
      <text:p text:style-name="P15">Результат:</text:p>
      <text:p text:style-name="P41"><text:span text:style-name="T43">A: <text:s text:c="2"/></text:span><text:span text:style-name="T40">6 3</text:span></text:p>
      <text:p text:style-name="P23">IA: <text:s/>1 <text:span text:style-name="T53">1</text:span></text:p>
      <text:p text:style-name="P38"><text:span text:style-name="T37">JA: 1 2 </text:span><text:span text:style-name="T39">3</text:span></text:p>
      <text:h text:style-name="Heading_20_2" text:outline-level="2"><text:soft-page-break/>Выводы о проделанной работе</text:h>
      <text:p text:style-name="P64">Результаты тестирования</text:p>
      <text:p text:style-name="P61">Таблица с результатами тестирования (время указано за 100 повторений)</text:p>
      <text:p text:style-name="P61">| No| matrix type| <text:s text:c="2"/>procent| <text:s text:c="5"/>size| <text:s text:c="5"/>time| <text:s text:c="3"/>memory|</text:p>
      <text:p text:style-name="P61">--------------------------------------------------------------</text:p>
      <text:p text:style-name="P61">| <text:s/>1| <text:s text:c="6"/>press| <text:s text:c="7"/>10| <text:s text:c="7"/>10| <text:s text:c="6"/>126| <text:s text:c="6"/>392|</text:p>
      <text:p text:style-name="P61">| <text:s/>1| <text:s text:c="7"/>norm| <text:s text:c="7"/>10| <text:s text:c="7"/>10| <text:s text:c="6"/>365| <text:s text:c="5"/>1248|</text:p>
      <text:p text:style-name="P61">--------------------------------------------------------------</text:p>
      <text:p text:style-name="P61">| <text:s/>2| <text:s text:c="6"/>press| <text:s text:c="7"/>20| <text:s text:c="7"/>10| <text:s text:c="6"/>146| <text:s text:c="6"/>552|</text:p>
      <text:p text:style-name="P61">| <text:s/>2| <text:s text:c="7"/>norm| <text:s text:c="7"/>20| <text:s text:c="7"/>10| <text:s text:c="6"/>219| <text:s text:c="5"/>1248|</text:p>
      <text:p text:style-name="P61">--------------------------------------------------------------</text:p>
      <text:p text:style-name="P61">| <text:s/>3| <text:s text:c="6"/>press| <text:s text:c="7"/>30| <text:s text:c="7"/>10| <text:s text:c="6"/>176| <text:s text:c="6"/>712|</text:p>
      <text:p text:style-name="P61">| <text:s/>3| <text:s text:c="7"/>norm| <text:s text:c="7"/>30| <text:s text:c="7"/>10| <text:s text:c="6"/>224| <text:s text:c="5"/>1248|</text:p>
      <text:p text:style-name="P61">--------------------------------------------------------------</text:p>
      <text:p text:style-name="P61">| <text:s/>4| <text:s text:c="6"/>press| <text:s text:c="7"/>50| <text:s text:c="7"/>10| <text:s text:c="6"/>231| <text:s text:c="5"/>1032|</text:p>
      <text:p text:style-name="P61">| <text:s/>4| <text:s text:c="7"/>norm| <text:s text:c="7"/>50| <text:s text:c="7"/>10| <text:s text:c="6"/>215| <text:s text:c="5"/>1248|</text:p>
      <text:p text:style-name="P61">--------------------------------------------------------------</text:p>
      <text:p text:style-name="P61">| <text:s/>5| <text:s text:c="6"/>press| <text:s text:c="7"/>70| <text:s text:c="7"/>10| <text:s text:c="6"/>290| <text:s text:c="5"/>1352|</text:p>
      <text:p text:style-name="P61">| <text:s/>5| <text:s text:c="7"/>norm| <text:s text:c="7"/>70| <text:s text:c="7"/>10| <text:s text:c="6"/>218| <text:s text:c="5"/>1248|</text:p>
      <text:p text:style-name="P61">--------------------------------------------------------------</text:p>
      <text:p text:style-name="P61">| <text:s/>6| <text:s text:c="6"/>press| <text:s text:c="6"/>100| <text:s text:c="7"/>10| <text:s text:c="6"/>418| <text:s text:c="5"/>1832|</text:p>
      <text:p text:style-name="P61">| <text:s/>6| <text:s text:c="7"/>norm| <text:s text:c="6"/>100| <text:s text:c="7"/>10| <text:s text:c="6"/>233| <text:s text:c="5"/>1248|</text:p>
      <text:p text:style-name="P61">--------------------------------------------------------------</text:p>
      <text:p text:style-name="P61">| <text:s/>7| <text:s text:c="6"/>press| <text:s text:c="7"/>10| <text:s text:c="7"/>20| <text:s text:c="6"/>257| <text:s text:c="6"/>952|</text:p>
      <text:p text:style-name="P61">| <text:s/>7| <text:s text:c="7"/>norm| <text:s text:c="7"/>10| <text:s text:c="7"/>20| <text:s text:c="5"/>1502| <text:s text:c="5"/>4848|</text:p>
      <text:p text:style-name="P61">--------------------------------------------------------------</text:p>
      <text:p text:style-name="P61">| <text:s/>8| <text:s text:c="6"/>press| <text:s text:c="7"/>20| <text:s text:c="7"/>20| <text:s text:c="6"/>370| <text:s text:c="5"/>1592|</text:p>
      <text:p text:style-name="P61">| <text:s/>8| <text:s text:c="7"/>norm| <text:s text:c="7"/>20| <text:s text:c="7"/>20| <text:s text:c="6"/>723| <text:s text:c="5"/>4848|</text:p>
      <text:p text:style-name="P61">--------------------------------------------------------------</text:p>
      <text:p text:style-name="P61">| <text:s/>9| <text:s text:c="6"/>press| <text:s text:c="7"/>30| <text:s text:c="7"/>20| <text:s text:c="6"/>469| <text:s text:c="5"/>2232|</text:p>
      <text:p text:style-name="P61">| <text:s/>9| <text:s text:c="7"/>norm| <text:s text:c="7"/>30| <text:s text:c="7"/>20| <text:s text:c="6"/>736| <text:s text:c="5"/>4848|</text:p>
      <text:p text:style-name="P61">--------------------------------------------------------------</text:p>
      <text:p text:style-name="P61">| 10| <text:s text:c="6"/>press| <text:s text:c="7"/>50| <text:s text:c="7"/>20| <text:s text:c="6"/>802| <text:s text:c="5"/>3512|</text:p>
      <text:p text:style-name="P61">| 10| <text:s text:c="7"/>norm| <text:s text:c="7"/>50| <text:s text:c="7"/>20| <text:s text:c="6"/>750| <text:s text:c="5"/>4848|</text:p>
      <text:p text:style-name="P61">--------------------------------------------------------------</text:p>
      <text:p text:style-name="P61">| 11| <text:s text:c="6"/>press| <text:s text:c="7"/>70| <text:s text:c="7"/>20| <text:s text:c="6"/>966| <text:s text:c="5"/>4792|</text:p>
      <text:p text:style-name="P61">| 11| <text:s text:c="7"/>norm| <text:s text:c="7"/>70| <text:s text:c="7"/>20| <text:s text:c="6"/>734| <text:s text:c="5"/>4848|</text:p>
      <text:p text:style-name="P61">--------------------------------------------------------------</text:p>
      <text:p text:style-name="P61">| 12| <text:s text:c="6"/>press| <text:s text:c="6"/>100| <text:s text:c="7"/>20| <text:s text:c="5"/>1490| <text:s text:c="5"/>6712|</text:p>
      <text:p text:style-name="P61">| 12| <text:s text:c="7"/>norm| <text:s text:c="6"/>100| <text:s text:c="7"/>20| <text:s text:c="6"/>775| <text:s text:c="5"/>4848|</text:p>
      <text:p text:style-name="P61">--------------------------------------------------------------</text:p>
      <text:p text:style-name="P61">| 13| <text:s text:c="6"/>press| <text:s text:c="7"/>10| <text:s text:c="7"/>30| <text:s text:c="6"/>442| <text:s text:c="5"/>1832|</text:p>
      <text:p text:style-name="P61">| 13| <text:s text:c="7"/>norm| <text:s text:c="7"/>10| <text:s text:c="7"/>30| <text:s text:c="5"/>1888| <text:s text:c="4"/>10848|</text:p>
      <text:p text:style-name="P61">--------------------------------------------------------------</text:p>
      <text:p text:style-name="P61">| 14| <text:s text:c="6"/>press| <text:s text:c="7"/>20| <text:s text:c="7"/>30| <text:s text:c="6"/>756| <text:s text:c="5"/>3272|</text:p>
      <text:p text:style-name="P61">| 14| <text:s text:c="7"/>norm| <text:s text:c="7"/>20| <text:s text:c="7"/>30| <text:s text:c="5"/>1485| <text:s text:c="4"/>10848|</text:p>
      <text:p text:style-name="P61">--------------------------------------------------------------</text:p>
      <text:p text:style-name="P61">| 15| <text:s text:c="6"/>press| <text:s text:c="7"/>30| <text:s text:c="7"/>30| <text:s text:c="5"/>1406| <text:s text:c="5"/>4712|</text:p>
      <text:p text:style-name="P61">| 15| <text:s text:c="7"/>norm| <text:s text:c="7"/>30| <text:s text:c="7"/>30| <text:s text:c="5"/>1575| <text:s text:c="4"/>10848|</text:p>
      <text:p text:style-name="P61">--------------------------------------------------------------</text:p>
      <text:p text:style-name="P61">| 16| <text:s text:c="6"/>press| <text:s text:c="7"/>50| <text:s text:c="7"/>30| <text:s text:c="5"/>1828| <text:s text:c="5"/>7592|</text:p>
      <text:p text:style-name="P61">| 16| <text:s text:c="7"/>norm| <text:s text:c="7"/>50| <text:s text:c="7"/>30| <text:s text:c="5"/>2491| <text:s text:c="4"/>10848|</text:p>
      <text:p text:style-name="P61">--------------------------------------------------------------</text:p>
      <text:p text:style-name="P61">| 17| <text:s text:c="6"/>press| <text:s text:c="7"/>70| <text:s text:c="7"/>30| <text:s text:c="5"/>1279| <text:s text:c="4"/>10472|</text:p>
      <text:p text:style-name="P61">| 17| <text:s text:c="7"/>norm| <text:s text:c="7"/>70| <text:s text:c="7"/>30| <text:s text:c="5"/>1850| <text:s text:c="4"/>10848|</text:p>
      <text:p text:style-name="P61">--------------------------------------------------------------</text:p>
      <text:p text:style-name="P61">| 18| <text:s text:c="6"/>press| <text:s text:c="6"/>100| <text:s text:c="7"/>30| <text:s text:c="5"/>1407| <text:s text:c="4"/>14792|</text:p>
      <text:p text:style-name="P61">| 18| <text:s text:c="7"/>norm| <text:s text:c="6"/>100| <text:s text:c="7"/>30| <text:s text:c="6"/>771| <text:s text:c="4"/>10848|</text:p>
      <text:p text:style-name="P61">--------------------------------------------------------------</text:p>
      <text:p text:style-name="P61">| 19| <text:s text:c="6"/>press| <text:s text:c="7"/>10| <text:s text:c="7"/>50| <text:s text:c="6"/>467| <text:s text:c="5"/>4552|</text:p>
      <text:p text:style-name="P61">| 19| <text:s text:c="7"/>norm| <text:s text:c="7"/>10| <text:s text:c="7"/>50| <text:s text:c="5"/>2182| <text:s text:c="4"/>30048|</text:p>
      <text:p text:style-name="P61">--------------------------------------------------------------</text:p>
      <text:p text:style-name="P61">| 20| <text:s text:c="6"/>press| <text:s text:c="7"/>20| <text:s text:c="7"/>50| <text:s text:c="6"/>704| <text:s text:c="5"/>8552|</text:p>
      <text:p text:style-name="P61">| 20| <text:s text:c="7"/>norm| <text:s text:c="7"/>20| <text:s text:c="7"/>50| <text:s text:c="5"/>2518| <text:s text:c="4"/>30048|</text:p>
      <text:p text:style-name="P61">--------------------------------------------------------------</text:p>
      <text:p text:style-name="P61">| 21| <text:s text:c="6"/>press| <text:s text:c="7"/>30| <text:s text:c="7"/>50| <text:s text:c="6"/>934| <text:s text:c="4"/>12552|</text:p>
      <text:p text:style-name="P61">| 21| <text:s text:c="7"/>norm| <text:s text:c="7"/>30| <text:s text:c="7"/>50| <text:s text:c="5"/>1558| <text:s text:c="4"/>30048|</text:p>
      <text:p text:style-name="P61">--------------------------------------------------------------</text:p>
      <text:p text:style-name="P61">| 22| <text:s text:c="6"/>press| <text:s text:c="7"/>50| <text:s text:c="7"/>50| <text:s text:c="5"/>1301| <text:s text:c="4"/>20552|</text:p>
      <text:p text:style-name="P61">| 22| <text:s text:c="7"/>norm| <text:s text:c="7"/>50| <text:s text:c="7"/>50| <text:s text:c="5"/>1272| <text:s text:c="4"/>30048|</text:p>
      <text:p text:style-name="P61">--------------------------------------------------------------</text:p>
      <text:p text:style-name="P61">| 23| <text:s text:c="6"/>press| <text:s text:c="7"/>70| <text:s text:c="7"/>50| <text:s text:c="5"/>1600| <text:s text:c="4"/>28552|</text:p>
      <text:p text:style-name="P61">| 23| <text:s text:c="7"/>norm| <text:s text:c="7"/>70| <text:s text:c="7"/>50| <text:s text:c="5"/>1256| <text:s text:c="4"/>30048|</text:p>
      <text:p text:style-name="P61">--------------------------------------------------------------</text:p>
      <text:p text:style-name="P61">| 24| <text:s text:c="6"/>press| <text:s text:c="6"/>100| <text:s text:c="7"/>50| <text:s text:c="5"/>2793| <text:s text:c="4"/>40552|</text:p>
      <text:p text:style-name="P61">| 24| <text:s text:c="7"/>norm| <text:s text:c="6"/>100| <text:s text:c="7"/>50| <text:s text:c="5"/>1235| <text:s text:c="4"/>30048|</text:p>
      <text:p text:style-name="P61">--------------------------------------------------------------</text:p>
      <text:p text:style-name="P61">| 25| <text:s text:c="6"/>press| <text:s text:c="7"/>10| <text:s text:c="7"/>70| <text:s text:c="6"/>585| <text:s text:c="5"/>8552|</text:p>
      <text:p text:style-name="P61"><text:soft-page-break/>| 25| <text:s text:c="7"/>norm| <text:s text:c="7"/>10| <text:s text:c="7"/>70| <text:s text:c="5"/>3296| <text:s text:c="4"/>58848|</text:p>
      <text:p text:style-name="P61">--------------------------------------------------------------</text:p>
      <text:p text:style-name="P61">| 26| <text:s text:c="6"/>press| <text:s text:c="7"/>20| <text:s text:c="7"/>70| <text:s text:c="5"/>1046| <text:s text:c="4"/>16392|</text:p>
      <text:p text:style-name="P61">| 26| <text:s text:c="7"/>norm| <text:s text:c="7"/>20| <text:s text:c="7"/>70| <text:s text:c="5"/>2725| <text:s text:c="4"/>58848|</text:p>
      <text:p text:style-name="P61">--------------------------------------------------------------</text:p>
      <text:p text:style-name="P61">| 27| <text:s text:c="6"/>press| <text:s text:c="7"/>30| <text:s text:c="7"/>70| <text:s text:c="5"/>1585| <text:s text:c="4"/>24232|</text:p>
      <text:p text:style-name="P61">| 27| <text:s text:c="7"/>norm| <text:s text:c="7"/>30| <text:s text:c="7"/>70| <text:s text:c="5"/>2630| <text:s text:c="4"/>58848|</text:p>
      <text:p text:style-name="P61">--------------------------------------------------------------</text:p>
      <text:p text:style-name="P61">| 28| <text:s text:c="6"/>press| <text:s text:c="7"/>50| <text:s text:c="7"/>70| <text:s text:c="5"/>2162| <text:s text:c="4"/>39912|</text:p>
      <text:p text:style-name="P61">| 28| <text:s text:c="7"/>norm| <text:s text:c="7"/>50| <text:s text:c="7"/>70| <text:s text:c="5"/>2832| <text:s text:c="4"/>58848|</text:p>
      <text:p text:style-name="P61">--------------------------------------------------------------</text:p>
      <text:p text:style-name="P61">| 29| <text:s text:c="6"/>press| <text:s text:c="7"/>70| <text:s text:c="7"/>70| <text:s text:c="5"/>2988| <text:s text:c="4"/>55592|</text:p>
      <text:p text:style-name="P61">| 29| <text:s text:c="7"/>norm| <text:s text:c="7"/>70| <text:s text:c="7"/>70| <text:s text:c="5"/>2476| <text:s text:c="4"/>58848|</text:p>
      <text:p text:style-name="P61">--------------------------------------------------------------</text:p>
      <text:p text:style-name="P61">| 30| <text:s text:c="6"/>press| <text:s text:c="6"/>100| <text:s text:c="7"/>70| <text:s text:c="5"/>4219| <text:s text:c="4"/>79112|</text:p>
      <text:p text:style-name="P61">| 30| <text:s text:c="7"/>norm| <text:s text:c="6"/>100| <text:s text:c="7"/>70| <text:s text:c="5"/>2423| <text:s text:c="4"/>58848|</text:p>
      <text:p text:style-name="P61">--------------------------------------------------------------</text:p>
      <text:p text:style-name="P61">| 31| <text:s text:c="6"/>press| <text:s text:c="7"/>10| <text:s text:c="6"/>100| <text:s text:c="5"/>1238| <text:s text:c="4"/>16952|</text:p>
      <text:p text:style-name="P61">| 31| <text:s text:c="7"/>norm| <text:s text:c="7"/>10| <text:s text:c="6"/>100| <text:s text:c="5"/>5845| <text:s text:c="3"/>120048|</text:p>
      <text:p text:style-name="P61">--------------------------------------------------------------</text:p>
      <text:p text:style-name="P61">| 32| <text:s text:c="6"/>press| <text:s text:c="7"/>20| <text:s text:c="6"/>100| <text:s text:c="5"/>1936| <text:s text:c="4"/>32952|</text:p>
      <text:p text:style-name="P61">| 32| <text:s text:c="7"/>norm| <text:s text:c="7"/>20| <text:s text:c="6"/>100| <text:s text:c="5"/>5570| <text:s text:c="3"/>120048|</text:p>
      <text:p text:style-name="P61">--------------------------------------------------------------</text:p>
      <text:p text:style-name="P61">| 33| <text:s text:c="6"/>press| <text:s text:c="7"/>30| <text:s text:c="6"/>100| <text:s text:c="5"/>2692| <text:s text:c="4"/>48952|</text:p>
      <text:p text:style-name="P61">| 33| <text:s text:c="7"/>norm| <text:s text:c="7"/>30| <text:s text:c="6"/>100| <text:s text:c="5"/>5060| <text:s text:c="3"/>120048|</text:p>
      <text:p text:style-name="P61">--------------------------------------------------------------</text:p>
      <text:p text:style-name="P61">| 34| <text:s text:c="6"/>press| <text:s text:c="7"/>50| <text:s text:c="6"/>100| <text:s text:c="5"/>5064| <text:s text:c="4"/>80952|</text:p>
      <text:p text:style-name="P61">| 34| <text:s text:c="7"/>norm| <text:s text:c="7"/>50| <text:s text:c="6"/>100| <text:s text:c="5"/>5377| <text:s text:c="3"/>120048|</text:p>
      <text:p text:style-name="P61">--------------------------------------------------------------</text:p>
      <text:p text:style-name="P61">| 35| <text:s text:c="6"/>press| <text:s text:c="7"/>70| <text:s text:c="6"/>100| <text:s text:c="5"/>6055| <text:s text:c="3"/>112952|</text:p>
      <text:p text:style-name="P61">| 35| <text:s text:c="7"/>norm| <text:s text:c="7"/>70| <text:s text:c="6"/>100| <text:s text:c="5"/>5994| <text:s text:c="3"/>120048|</text:p>
      <text:p text:style-name="P61">--------------------------------------------------------------</text:p>
      <text:p text:style-name="P61">| 36| <text:s text:c="6"/>press| <text:s text:c="6"/>100| <text:s text:c="6"/>100| <text:s text:c="5"/>9249| <text:s text:c="3"/>160952|</text:p>
      <text:p text:style-name="P61">| 36| <text:s text:c="7"/>norm| <text:s text:c="6"/>100| <text:s text:c="6"/>100| <text:s text:c="5"/>5096| <text:s text:c="3"/>120048|</text:p>
      <text:p text:style-name="P61">--------------------------------------------------------------</text:p>
      <text:p text:style-name="P42"/>
      <text:p text:style-name="P43"><text:span text:style-name="T55">Работа с разреженными матрицами выгодна </text:span><text:span text:style-name="T56">по времени</text:span><text:span text:style-name="T55"> только, если процент заполнения матрицы не больше 30. </text:span><text:span text:style-name="T56">По памяти работа с рареженными матрицами выгодна при </text:span><text:span text:style-name="T55">процент</text:span><text:span text:style-name="T56">е</text:span><text:span text:style-name="T55"> заполнения</text:span><text:span text:style-name="T56"> матрицы до 70.</text:span></text:p>
      <text:h text:style-name="Heading_20_2" text:outline-level="2">Ответы на вопросы</text:h>
      <text:h text:style-name="P72" text:outline-level="4">1. <text:span text:style-name="T57">Что такое разреженная матрица, какие схемы хранения таких матриц Вы знаете?</text:span></text:h>
      <text:p text:style-name="P45"><text:span text:style-name="T58">Разреженная матрица — </text:span><text:span text:style-name="Emphasis"><text:span text:style-name="T49">это</text:span></text:span> матрица с преимущественно нулевыми элементами.</text:p>
      <text:p text:style-name="P59"><text:bookmark text:name="профильная-схема-хранения-симметричных-матриц"/><text:span text:style-name="T61">Координатный метод хранения, д</text:span><text:span text:style-name="T58">иагональная схема хранения матриц, </text:span><text:span text:style-name="T61">п</text:span>рофильная схема хранения симметричных матриц, <text:span text:style-name="T61">с</text:span><text:span text:style-name="T58">вязные схемы раряженного хранения, </text:span><text:span text:style-name="T61">с</text:span><text:span text:style-name="T58">хема хранения матриц (Кнута), </text:span><text:span text:style-name="T60">КРМ схема (кольцевая).</text:span></text:p>
      <text:h text:style-name="P73" text:outline-level="4">2.<text:span text:style-name="T57">Каким образом и сколько памяти выделяется под хранение разреженной и обычной матрицы?</text:span> </text:h>
      <text:p text:style-name="P44">Под хранение <text:span text:style-name="T59">рареженной матрицы выделяется память под 3 массива, длина двух из них — кол-во не нулевых элементов, длина 3-его — кол-во столбцов матрицы + 1.</text:span></text:p>
      <text:p text:style-name="P53">Под хранение обычной матрицы выделяется память под количество элементов равное кол-во строк * кол-во столбцов.</text:p>
      <text:h text:style-name="P74" text:outline-level="4">3. <text:span text:style-name="T57">Каков принцип обработки разреженной матрицы?</text:span></text:h>
      <text:p text:style-name="P52">Обрабатываются только ненулевые элементы матриц.</text:p>
      <text:h text:style-name="P75" text:outline-level="4"><text:soft-page-break/>4.<text:span text:style-name="T57">В каком случае для матриц эффективнее применять стандартные алгоритмы обработки матриц? От чего это зависит?</text:span></text:h>
      <text:p text:style-name="P46">Эфективнее по памяти применять стандартные алгоритмы в плотных матрицых (процент заполнения которых выше 70).</text:p>
      <text:p text:style-name="P46">Эфективнее по времени применять стандартные алгоритмы в плотных матрицых (процент заполнения которых выше 30).</text:p>
      <text:p text:style-name="P48"/>
      <text:p text:style-name="P49">Вывод</text:p>
      <text:p text:style-name="P50">Выбирать способ обработки матриц следует в зависимости от процента заполнения матрицы.</text:p>
      <text:p text:style-name="P47">Эфективнее по памяти применять стандартные алгоритмы в плотных матрицых (процент заполнения которых выше 70).</text:p>
      <text:p text:style-name="P51">Эфективнее по времени применять стандартные алгоритмы в плотных матрицых (процент заполнения которых выше 30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2-14T08:42:10.787028607</dc:date>
    <meta:editing-duration>P8DT18H15M45S</meta:editing-duration>
    <meta:editing-cycles>420</meta:editing-cycles>
    <meta:generator>LibreOffice/6.4.6.2$Linux_X86_64 LibreOffice_project/40$Build-2</meta:generator>
    <meta:document-statistic meta:table-count="1" meta:image-count="1" meta:object-count="0" meta:page-count="11" meta:paragraph-count="370" meta:word-count="1696" meta:character-count="14891" meta:non-whitespace-character-count="11195"/>
  </office:meta>
</office:document-meta>
</file>